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cm" draw:marker-start-width="0.35cm" draw:marker-end-width="0.35cm" draw:fill-color="#ffffff" draw:textarea-horizontal-align="justify" draw:textarea-vertical-align="middle" draw:auto-grow-height="false" fo:min-height="21.4cm" fo:min-width="18.4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11.5cm" fo:min-width="17.25cm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5cm" fo:min-width="15.25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cm" fo:min-width="2.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7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cm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9cm" fo:min-width="3.75cm" loext:decorative="false"/>
    </style:style>
    <style:style style:name="gr11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45cm" fo:min-width="15.25cm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89cm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1cm" fo:min-width="15.25cm" loext:decorative="false"/>
    </style:style>
    <style:style style:name="gr15" style:family="graphic" style:parent-style-name="objectwithoutfill">
      <style:graphic-properties svg:stroke-width="0.081cm" draw:marker-start="Linienspitzen_20_1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2cm" fo:min-width="1.50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cm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9cm" fo:min-width="2.45cm" loext:decorative="false"/>
    </style:style>
    <style:style style:name="gr20" style:family="graphic" style:parent-style-name="standard">
      <style:graphic-properties draw:stroke="none" svg:stroke-color="#000000" draw:fill="none" draw:fill-color="#ffffff" fo:min-height="0.589cm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cm" fo:min-width="3.2cm" loext:decorative="false"/>
    </style:style>
    <style:style style:name="gr22" style:family="graphic" style:parent-style-name="objectwithoutfill">
      <style:graphic-properties svg:stroke-width="0.081cm" draw:marker-start="Linienspitzen_20_1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86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86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8pt" fo:font-style="italic" fo:font-weight="bold"/>
    </style:style>
    <style:style style:name="P3" style:family="paragraph">
      <loext:graphic-properties draw:fill="none" draw:fill-color="#ffffff"/>
      <style:text-properties fo:font-size="18pt" fo:font-style="italic" fo:font-weight="bold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5pt" fo:font-style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style="normal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style:text-properties fo:font-size="15pt" fo:font-style="normal"/>
    </style:style>
    <style:style style:name="P8" style:family="paragraph">
      <loext:graphic-properties draw:fill="none" draw:fill-color="#ffffff"/>
      <style:text-properties fo:font-size="15pt" fo:font-style="normal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fo:font-size="10.5pt" fo:background-color="#ffffff" style:font-size-asian="10.5pt" style:font-size-complex="10.5pt"/>
    </style:style>
    <style:style style:name="P12" style:family="paragraph">
      <style:paragraph-properties fo:text-align="center"/>
      <style:text-properties fo:font-size="11pt"/>
    </style:style>
    <style:style style:name="P13" style:family="paragraph">
      <loext:graphic-properties draw:fill="none"/>
      <style:paragraph-properties fo:text-align="center"/>
      <style:text-properties fo:font-size="11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T1" style:family="text">
      <style:text-properties style:font-size-asian="10.5pt" style:font-size-complex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fo:font-style="normal" style:font-size-asian="10.5pt" style:font-size-complex="10.5pt"/>
    </style:style>
    <style:style style:name="T4" style:family="text">
      <style:text-properties fo:font-size="15pt" fo:font-style="normal" style:font-size-asian="10.5pt" style:font-size-complex="10.5pt"/>
    </style:style>
    <style:style style:name="T5" style:family="text">
      <style:text-properties fo:color="#000000" loext:opacity="100%" fo:font-size="10.5pt" fo:background-color="#ffffff" style:font-size-asian="10.5pt" style:font-size-complex="10.5pt"/>
    </style:style>
    <style:style style:name="T6" style:family="text">
      <style:text-properties fo:font-size="11pt"/>
    </style:style>
    <style:style style:name="T7" style:family="text">
      <style:text-properties fo:font-size="11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1.7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5cm" svg:height="11.75cm" svg:x="1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5cm" svg:height="4.6cm" svg:x="3cm" svg:y="3.6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cm" svg:height="1cm" svg:x="1.25cm" svg:y="1.25cm">
          <draw:text-box>
            <text:p text:style-name="P2"><text:span text:style-name="T1">MCP-Workflow</text:span></text:p>
          </draw:text-box>
        </draw:frame>
        <draw:frame draw:style-name="gr5" draw:text-style-name="P5" draw:layer="layout" svg:width="10.5cm" svg:height="0.839cm" svg:x="3cm" svg:y="3.65cm">
          <draw:text-box>
            <text:p text:style-name="P4"><text:span text:style-name="T2">MCP-Host </text:span><text:span text:style-name="T3">(KI-Umgebung wie z.B. Ollama oder LocalAI)</text:span></text:p>
          </draw:text-box>
        </draw:frame>
        <draw:g draw:style-name="gr6">
          <draw:custom-shape draw:style-name="gr7" draw:text-style-name="P1" draw:layer="layout" svg:width="2.9cm" svg:height="1.15cm" svg:x="6.2cm" svg:y="4.9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9cm" svg:height="1.15cm" svg:x="6.1cm" svg:y="4.8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9cm" svg:height="1.15cm" svg:x="6cm" svg:y="4.773cm">
            <text:p text:style-name="P6"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1.75cm" svg:height="1.427cm" svg:x="6.65cm" svg:y="4.923cm">
            <draw:text-box>
              <text:p text:style-name="P7"><text:span text:style-name="T1">LLM</text:span></text:p>
            </draw:text-box>
          </draw:frame>
        </draw:g>
        <draw:g draw:style-name="gr6">
          <draw:custom-shape draw:style-name="gr7" draw:text-style-name="P1" draw:layer="layout" svg:width="2.9cm" svg:height="1.15cm" svg:x="12.65cm" svg:y="4.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9cm" svg:height="1.15cm" svg:x="12.55cm" svg:y="4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9cm" svg:height="1.15cm" svg:x="12.45cm" svg:y="4.75cm">
            <text:p text:style-name="P6"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1.75cm" svg:height="0.85cm" svg:x="13.1cm" svg:y="4.9cm">
            <draw:text-box>
              <text:p text:style-name="P7"><text:span text:style-name="T1">VLM</text:span></text:p>
            </draw:text-box>
          </draw:frame>
        </draw:g>
        <draw:g draw:style-name="gr6">
          <draw:custom-shape draw:style-name="gr10" draw:text-style-name="P1" draw:layer="layout" svg:width="4.25cm" svg:height="1.15cm" svg:x="8.6cm" svg:y="6.5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3cm" svg:height="0.839cm" svg:x="9.15cm" svg:y="6.7cm">
            <draw:text-box>
              <text:p text:style-name="P7"><text:span text:style-name="T1">MCP-Client</text:span></text:p>
            </draw:text-box>
          </draw:frame>
        </draw:g>
        <draw:custom-shape draw:style-name="gr12" draw:text-style-name="P1" draw:layer="layout" svg:width="15.75cm" svg:height="2.7cm" svg:x="3cm" svg:y="10.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6.25cm" svg:height="0.839cm" svg:x="3cm" svg:y="10.85cm">
          <draw:text-box>
            <text:p text:style-name="P4"><text:span text:style-name="T2">MCP-Server </text:span><text:span text:style-name="T3">(z.B. FastMCP)</text:span></text:p>
          </draw:text-box>
        </draw:frame>
        <draw:custom-shape draw:style-name="gr14" draw:text-style-name="P1" draw:layer="layout" svg:width="15.75cm" svg:height="6.35cm" svg:x="3cm" svg:y="15.7cm">
          <text:p/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8cm" svg:y1="20.45cm" svg:x2="10cm" svg:y2="20.45cm">
          <text:p/>
        </draw:line>
        <draw:g draw:style-name="gr6">
          <draw:custom-shape draw:style-name="gr10" draw:text-style-name="P1" draw:layer="layout" svg:width="4.25cm" svg:height="1.15cm" svg:x="8.6cm" svg:y="11.8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3cm" svg:height="0.839cm" svg:x="9.15cm" svg:y="12cm">
            <draw:text-box>
              <text:p text:style-name="P7"><text:span text:style-name="T1">Resources</text:span></text:p>
            </draw:text-box>
          </draw:frame>
        </draw:g>
        <draw:g draw:style-name="gr6">
          <draw:custom-shape draw:style-name="gr10" draw:text-style-name="P1" draw:layer="layout" svg:width="4.25cm" svg:height="1.15cm" svg:x="3.7cm" svg:y="11.8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3cm" svg:height="0.839cm" svg:x="4.25cm" svg:y="12cm">
            <draw:text-box>
              <text:p text:style-name="P7"><text:span text:style-name="T4">Tools</text:span></text:p>
            </draw:text-box>
          </draw:frame>
        </draw:g>
        <draw:g draw:style-name="gr6">
          <draw:custom-shape draw:style-name="gr10" draw:text-style-name="P1" draw:layer="layout" svg:width="4.25cm" svg:height="1.15cm" svg:x="13.6cm" svg:y="11.8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3cm" svg:height="0.839cm" svg:x="14.15cm" svg:y="12cm">
            <draw:text-box>
              <text:p text:style-name="P7"><text:span text:style-name="T1">Prompts</text:span></text:p>
            </draw:text-box>
          </draw:frame>
        </draw:g>
        <draw:frame draw:style-name="gr16" draw:text-style-name="P5" draw:layer="layout" svg:width="7.75cm" svg:height="1.25cm" svg:x="3cm" svg:y="15.751cm">
          <draw:text-box>
            <text:p text:style-name="P4"><text:span text:style-name="T2">Externe Anwendung</text:span></text:p>
            <text:p text:style-name="P4"><text:span text:style-name="T3">(z.B. das Backend der Ausgabenverwaltung)</text:span></text:p>
          </draw:text-box>
        </draw:frame>
        <draw:g draw:style-name="gr6">
          <draw:custom-shape draw:style-name="gr10" draw:text-style-name="P1" draw:layer="layout" svg:width="4.25cm" svg:height="1.15cm" svg:x="8.6cm" svg:y="17.3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3cm" svg:height="0.839cm" svg:x="9.15cm" svg:y="17.5cm">
            <draw:text-box>
              <text:p text:style-name="P7"><text:span text:style-name="T1">REST-API</text:span></text:p>
            </draw:text-box>
          </draw:frame>
        </draw:g>
        <draw:g draw:style-name="gr6">
          <draw:custom-shape draw:style-name="gr17" draw:text-style-name="P10" draw:layer="layout" svg:width="2cm" svg:height="2.35cm" svg:x="15cm" svg:y="19.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8" draw:text-style-name="P11" draw:layer="layout" svg:width="3.5cm" svg:height="0.662cm" svg:x="14.25cm" svg:y="20.227cm">
            <draw:text-box>
              <text:p text:style-name="P6"><text:span text:style-name="T5">Repository</text:span></text:p>
            </draw:text-box>
          </draw:frame>
        </draw:g>
        <draw:g draw:style-name="gr6">
          <draw:custom-shape draw:style-name="gr19" draw:text-style-name="P1" draw:layer="layout" svg:width="2.95cm" svg:height="1.15cm" svg:x="10cm" svg:y="19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8" draw:layer="layout" svg:width="2.29cm" svg:height="0.839cm" svg:x="10.382cm" svg:y="20cm">
            <draw:text-box>
              <text:p text:style-name="P7"><text:span text:style-name="T1">Entities</text:span></text:p>
            </draw:text-box>
          </draw:frame>
        </draw:g>
        <draw:g draw:style-name="gr6">
          <draw:custom-shape draw:style-name="gr21" draw:text-style-name="P1" draw:layer="layout" svg:width="3.7cm" svg:height="1.15cm" svg:x="4.3cm" svg:y="19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8" draw:layer="layout" svg:width="2.873cm" svg:height="0.839cm" svg:x="4.779cm" svg:y="20cm">
            <draw:text-box>
              <text:p text:style-name="P7"><text:span text:style-name="T1">Services</text:span></text:p>
            </draw:text-box>
          </draw:frame>
        </draw:g>
        <draw:line draw:style-name="gr22" draw:text-style-name="P13" draw:layer="layout" svg:x1="10.75cm" svg:y1="13.5cm" svg:x2="10.75cm" svg:y2="17.25cm">
          <text:p text:style-name="P12"><text:span text:style-name="T6"/></text:p>
        </draw:line>
        <draw:frame draw:style-name="gr23" draw:text-style-name="P15" draw:layer="layout" svg:width="4.352cm" svg:height="1.115cm" draw:transform="rotate (-1.57742857795248) translate (11.402cm 13.353cm)">
          <draw:text-box>
            <text:p text:style-name="P14"><text:span text:style-name="T7">API - Aufruf</text:span></text:p>
          </draw:text-box>
        </draw:frame>
        <draw:line draw:style-name="gr22" draw:text-style-name="P13" draw:layer="layout" svg:x1="10.75cm" svg:y1="7.75cm" svg:x2="10.75cm" svg:y2="10.8cm">
          <text:p/>
        </draw:line>
        <draw:frame draw:style-name="gr24" draw:text-style-name="P15" draw:layer="layout" svg:width="2.509cm" svg:height="1.115cm" draw:transform="rotate (-1.57742857795248) translate (11.855cm 8.203cm)">
          <draw:text-box>
            <text:p text:style-name="P14"><text:span text:style-name="T7">Werkzeug - Auswahl</text:span></text:p>
          </draw:text-box>
        </draw:frame>
        <draw:frame draw:style-name="gr25" draw:text-style-name="P5" draw:layer="layout" svg:width="10.5cm" svg:height="0.839cm" svg:x="1.7cm" svg:y="2.251cm">
          <draw:text-box>
            <text:p text:style-name="P4"><text:span text:style-name="T2">Kontext </text:span><text:span text:style-name="T3">(ergibt sich aus der Benutzeranfrage)</text:span></text:p>
          </draw:text-box>
        </draw:frame>
        <draw:line draw:style-name="gr15" draw:text-style-name="P9" draw:layer="layout" svg:x1="13cm" svg:y1="20.45cm" svg:x2="15cm" svg:y2="20.45cm">
          <text:p/>
        </draw:line>
        <draw:line draw:style-name="gr15" draw:text-style-name="P9" draw:layer="layout" svg:x1="6.1cm" svg:y1="19.8cm" svg:x2="8.6cm" svg:y2="18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5-12-28T20:28:21.770000000</dc:date>
    <meta:editing-duration>PT8H32M56S</meta:editing-duration>
    <meta:editing-cycles>42</meta:editing-cycles>
    <meta:generator>LibreOffice/7.6.6.3$Windows_X86_64 LibreOffice_project/d97b2716a9a4a2ce1391dee1765565ea469b0ae7</meta:generator>
    <meta:document-statistic meta:object-count="51"/>
  </office:meta>
</office:document-meta>
</file>